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 fo:font-size="20pt" style:text-underline-style="solid" style:text-underline-width="auto" style:text-underline-color="font-color" fo:font-weight="bold" officeooo:rsid="00048417" officeooo:paragraph-rsid="00048417" fo:background-color="#ffff00" style:font-size-asian="20pt" style:font-weight-asian="bold" style:font-size-complex="20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 master branch</text:p>
      <text:p text:style-name="P1">create sub branch then</text:p>
      <text:p text:style-name="P1">in sub branch create three branch lab1,lab2,lab3.</text:p>
      <text:p text:style-name="P1">In lab1- create two script.sh</text:p>
      <text:p text:style-name="P1">in lab2-create two program.py</text:p>
      <text:p text:style-name="P1">in lab3-create two file.txt</text:p>
      <text:p text:style-name="Standard"/>
      <text:p text:style-name="Standard">1 <text:s/>cd</text:p>
      <text:p text:style-name="Standard"><text:s text:c="4"/>2 <text:s/>sudo su -</text:p>
      <text:p text:style-name="Standard"><text:s text:c="4"/>3 <text:s/>vim</text:p>
      <text:p text:style-name="Standard"><text:s text:c="4"/>4 <text:s/>sudo apt install vim -y</text:p>
      <text:p text:style-name="Standard"><text:s text:c="4"/>5 <text:s/>cd</text:p>
      <text:p text:style-name="Standard"><text:s text:c="4"/>6 <text:s/>git clone https://github.com/vikasrai8423/demo4.git</text:p>
      <text:p text:style-name="Standard"><text:s text:c="4"/>7 <text:s/>ls</text:p>
      <text:p text:style-name="Standard"><text:s text:c="4"/>8 <text:s/>cd demo4/</text:p>
      <text:p text:style-name="Standard"><text:s text:c="4"/>9 <text:s/>git branch</text:p>
      <text:p text:style-name="Standard"><text:s text:c="3"/>10 <text:s/>git branch sub</text:p>
      <text:p text:style-name="Standard"><text:s text:c="3"/>11 <text:s/>git branch</text:p>
      <text:p text:style-name="Standard"><text:s text:c="3"/>12 <text:s/>git checkout sub</text:p>
      <text:p text:style-name="Standard"><text:s text:c="3"/>13 <text:s/>git branch lab1</text:p>
      <text:p text:style-name="Standard"><text:s text:c="3"/>14 <text:s/>git branch lab2</text:p>
      <text:p text:style-name="Standard"><text:s text:c="3"/>15 <text:s/>git branch lab3</text:p>
      <text:p text:style-name="Standard"><text:s text:c="3"/>16 <text:s/>git checkout lab1</text:p>
      <text:p text:style-name="Standard"><text:s text:c="3"/>17 <text:s/>vim script1.sh</text:p>
      <text:p text:style-name="Standard"><text:s text:c="3"/>18 <text:s/>vim script2.sh</text:p>
      <text:p text:style-name="Standard"><text:s text:c="3"/>19 <text:s/>git add -A</text:p>
      <text:p text:style-name="Standard"><text:s text:c="3"/>20 <text:s/>git commit -m "first commit"</text:p>
      <text:p text:style-name="Standard"><text:s text:c="3"/>21 <text:s/>git config --global user.email "vikasrai8423@gmail.com"</text:p>
      <text:p text:style-name="Standard"><text:s text:c="3"/>22 <text:s/>git config --global user.name "vikasrai"</text:p>
      <text:p text:style-name="Standard"><text:s text:c="3"/>23 <text:s/>git commit -m "first commit"</text:p>
      <text:p text:style-name="Standard"><text:s text:c="3"/>24 <text:s/>git push -u origin lab1</text:p>
      <text:p text:style-name="Standard"><text:s text:c="3"/>25 <text:s/>git checkout lab2</text:p>
      <text:p text:style-name="Standard"><text:s text:c="3"/>26 <text:s/>vim program1.py</text:p>
      <text:p text:style-name="Standard"><text:s text:c="3"/>27 <text:s/>vim program2.py</text:p>
      <text:p text:style-name="Standard"><text:s text:c="3"/>28 <text:s/>git add -A</text:p>
      <text:p text:style-name="Standard"><text:s text:c="3"/>29 <text:s/>git commit -m "second commit"</text:p>
      <text:p text:style-name="Standard"><text:s text:c="3"/>30 <text:s/>git push -u origin lab2</text:p>
      <text:p text:style-name="Standard"><text:s text:c="3"/>31 <text:s/>git checkout lab3</text:p>
      <text:p text:style-name="Standard"><text:s text:c="3"/>32 <text:s/>touch file1.txt</text:p>
      <text:p text:style-name="Standard"><text:s text:c="3"/>33 <text:s/>touch file2.txt</text:p>
      <text:p text:style-name="Standard"><text:s text:c="3"/>34 <text:s/>git add -A</text:p>
      <text:p text:style-name="Standard"><text:s text:c="3"/>35 <text:s/>git commit -m "third commit"</text:p>
      <text:p text:style-name="Standard"><text:s text:c="3"/>36 <text:s/>git push -u origin lab3</text:p>
      <text:p text:style-name="Standard"><text:s text:c="3"/>37 <text:s/>git checkout sub</text:p>
      <text:p text:style-name="Standard"><text:s text:c="3"/>38 <text:s/>git merge lab1</text:p>
      <text:p text:style-name="Standard"><text:s text:c="3"/>39 <text:s/>git add -A</text:p>
      <text:p text:style-name="Standard"><text:s text:c="3"/>40 <text:s/>git commit -m "fisrt commit"</text:p>
      <text:p text:style-name="Standard"><text:s text:c="3"/>41 <text:s/>git push -u origin sub</text:p>
      <text:p text:style-name="Standard"><text:soft-page-break/><text:s text:c="3"/>42 <text:s/>git merge lab2</text:p>
      <text:p text:style-name="Standard"><text:s text:c="3"/>43 <text:s/>git add -A</text:p>
      <text:p text:style-name="Standard"><text:s text:c="3"/>44 <text:s/>git commit -m "fisrt commit"</text:p>
      <text:p text:style-name="Standard"><text:s text:c="3"/>45 <text:s/>git push -u origin sub</text:p>
      <text:p text:style-name="Standard"><text:s text:c="3"/>46 <text:s/>git merge lab3</text:p>
      <text:p text:style-name="Standard"><text:s text:c="3"/>47 <text:s/>git add -A</text:p>
      <text:p text:style-name="Standard"><text:s text:c="3"/>48 <text:s/>git commit -m "fisrt commit"</text:p>
      <text:p text:style-name="Standard"><text:s text:c="3"/>49 <text:s/>git push -u origin sub</text:p>
      <text:p text:style-name="Standard"><text:s text:c="3"/>50 <text:s/>history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0T23:01:40.918429042</meta:creation-date>
    <dc:date>2023-05-10T23:08:14.847792777</dc:date>
    <meta:editing-duration>PT6M34S</meta:editing-duration>
    <meta:editing-cycles>1</meta:editing-cycles>
    <meta:document-statistic meta:table-count="0" meta:image-count="0" meta:object-count="0" meta:page-count="2" meta:paragraph-count="56" meta:word-count="242" meta:character-count="1405" meta:non-whitespace-character-count="1016"/>
    <meta:generator>LibreOffice/7.3.7.2$Linux_X86_64 LibreOffice_project/30$Build-2</meta:generator>
  </office:meta>
</office:document-meta>
</file>